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1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JESUS CHRIST, THE LIFE OF BELIEVERS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JESUS CHRIST, THE LIFE OF BELIEVERS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John's proclamation (1:1-2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John's proclamation (1:1-2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eternal Christ (1:1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earthly Christ (1:1b-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JESUS CHRIST, THE LIFE OF BELIEVERS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's proclamation (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's purpose (1:3-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John's purpose (1:3-4):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vertical reason (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horizontal reason (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CHRIST, THE LIFE OF BELIEVERS (1:1-4)<text:s text:c="1"/></text:span><text:span text:style-name="a503" text:class-names=""/></text:p>
          </draw:text-box>
          <svg:title/>
          <svg:desc/>
        </draw:frame>
        <draw:frame draw:id="id96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proclamation (1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purpose (1:3-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8" draw:style-name="a516" draw:master-page-name="Master1-Layout12-tx-Title-and-Text" presentation:presentation-page-layout-name="Master1-PPL12" draw:id="Slide-263">
        <draw:frame draw:id="id97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JOHN 1<text:s text:c="1"/></text:span><text:span text:style-name="a518" text:class-names=""/></text:p>
          </draw:text-box>
          <svg:title/>
          <svg:desc/>
        </draw:frame>
        <draw:frame draw:id="id98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SUS CHRIST, THE LIFE OF BELIEVERS (1:1-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JESUS CHRIST, THE LIGHT OF BELIEVERS (1:5-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ESUS CHRIST, THE LIGHT OF BELIEVERS (1:5-1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ct (1: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ruits (1:6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fruits (1:6-10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Negative (1:6, 8, 1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Positive (1:7-9):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ESUS CHRIST, THE LIGHT OF BELIEVERS (1:5-10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act (1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fruits (1:6-10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JOHN 1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JESUS CHRIST, THE LIFE OF BELIEVERS (1:1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JESUS CHRIST, THE LIGHT OF BELIEVERS (1:5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-title-Title-Slide" presentation:presentation-page-layout-name="Master1-PPL1" draw:id="Slide-268">
        <draw:frame draw:id="id107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1 JOHN 2<text:s text:c="1"/></text:span><text:span text:style-name="a593" text:class-names=""/></text:p>
          </draw:text-box>
          <svg:title/>
          <svg:desc/>
        </draw:frame>
        <draw:frame draw:id="id108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OHN WRITES ABOUT THE SAVIOR (2:1-2, 24-25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4" draw:style-name="a601" draw:master-page-name="Master1-Layout1-title-Title-Slide" presentation:presentation-page-layout-name="Master1-PPL1" draw:id="Slide-269">
        <draw:frame draw:id="id109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OHN WRITES ABOUT THE SAVIOR (2:1-2, 24-25)<text:s text:c="1"/></text:span><text:span text:style-name="a603" text:class-names=""/></text:p>
          </draw:text-box>
          <svg:title/>
          <svg:desc/>
        </draw:frame>
        <draw:frame draw:id="id110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He is the forgiver of every sin (2:1-2).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He is the forgiver of every sin (2:1-2).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He died for the sins of the saved (2:1-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died for the sins of the unsaved (2:2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JOHN WRITES ABOUT THE SAVIOR (2:1-2, 24-25)<text:s text:c="1"/></text:span><text:span text:style-name="a628" text:class-names=""/></text:p>
          </draw:text-box>
          <svg:title/>
          <svg:desc/>
        </draw:frame>
        <draw:frame draw:id="id114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is the forgiver of every sin (2:1-2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is the giver of eternal life (2:24-25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7" draw:style-name="a641" draw:master-page-name="Master1-Layout12-tx-Title-and-Text" presentation:presentation-page-layout-name="Master1-PPL12" draw:id="Slide-272">
        <draw:frame draw:id="id115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1 JOHN 2<text:s text:c="1"/></text:span><text:span text:style-name="a643" text:class-names=""/></text:p>
          </draw:text-box>
          <svg:title/>
          <svg:desc/>
        </draw:frame>
        <draw:frame draw:id="id116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JOHN WRITES ABOUT THE SAVIOR (2:1-2, 24-2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JOHN WRITES ABOUT SURETY (2:3-14, 28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8" draw:style-name="a656" draw:master-page-name="Master1-Layout1-title-Title-Slide" presentation:presentation-page-layout-name="Master1-PPL1" draw:id="Slide-273">
        <draw:frame draw:id="id117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JOHN WRITES ABOUT SURETY (2:3-14, 28-29):<text:s text:c="1"/></text:span><text:span text:style-name="a658" text:class-names=""/></text:p>
          </draw:text-box>
          <svg:title/>
          <svg:desc/>
        </draw:frame>
        <draw:frame draw:id="id118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guidelines (2:3-11, 28-29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9" draw:style-name="a666" draw:master-page-name="Master1-Layout12-tx-Title-and-Text" presentation:presentation-page-layout-name="Master1-PPL12" draw:id="Slide-274">
        <draw:frame draw:id="id119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guidelines (2:3-11, 28-29)<text:s text:c="1"/></text:span><text:span text:style-name="a668" text:class-names=""/></text:p>
          </draw:text-box>
          <svg:title/>
          <svg:desc/>
        </draw:frame>
        <draw:frame draw:id="id120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We must obey God (2:3-6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We must love God and God's people (2:7-11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e must live holy lives for God (2:28-2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20" draw:style-name="a684" draw:master-page-name="Master1-Layout12-tx-Title-and-Text" presentation:presentation-page-layout-name="Master1-PPL12" draw:id="Slide-275">
        <draw:frame draw:id="id121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OHN WRITES ABOUT SURETY (2:3-14, 28-29):<text:s text:c="1"/></text:span><text:span text:style-name="a686" text:class-names=""/></text:p>
          </draw:text-box>
          <svg:title/>
          <svg:desc/>
        </draw:frame>
        <draw:frame draw:id="id122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guidelines (2:3-11, 28-29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groups (2:12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1" draw:style-name="a699" draw:master-page-name="Master1-Layout12-tx-Title-and-Text" presentation:presentation-page-layout-name="Master1-PPL12" draw:id="Slide-276">
        <draw:frame draw:id="id123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groups (2:12-14)<text:s text:c="1"/></text:span><text:span text:style-name="a701" text:class-names=""/></text:p>
          </draw:text-box>
          <svg:title/>
          <svg:desc/>
        </draw:frame>
        <draw:frame draw:id="id124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John writes to little children (2:12, 14a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John writes to fathers (2:13a, 14b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ohn writes to young men (2:13b, 14c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2" draw:style-name="a717" draw:master-page-name="Master1-Layout12-tx-Title-and-Text" presentation:presentation-page-layout-name="Master1-PPL12" draw:id="Slide-277">
        <draw:frame draw:id="id125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JOHN WRITES ABOUT SURETY (2:3-14, 28-29):<text:s text:c="1"/></text:span><text:span text:style-name="a719" text:class-names=""/></text:p>
          </draw:text-box>
          <svg:title/>
          <svg:desc/>
        </draw:frame>
        <draw:frame draw:id="id126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guidelines (2:3-11, 28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groups (2:12-14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3" draw:style-name="a732" draw:master-page-name="Master1-Layout12-tx-Title-and-Text" presentation:presentation-page-layout-name="Master1-PPL12" draw:id="Slide-278">
        <draw:frame draw:id="id127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1 JOHN 2<text:s text:c="1"/></text:span><text:span text:style-name="a734" text:class-names=""/></text:p>
          </draw:text-box>
          <svg:title/>
          <svg:desc/>
        </draw:frame>
        <draw:frame draw:id="id128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JOHN WRITES ABOUT THE SAVIOR (2:1-2, 24-2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OHN WRITES ABOUT SURETY (2:3-14, 28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OHN WRITES ABOUT SINFUL SOCIETY (2:15-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4" draw:style-name="a750" draw:master-page-name="Master1-Layout12-tx-Title-and-Text" presentation:presentation-page-layout-name="Master1-PPL12" draw:id="Slide-279">
        <draw:frame draw:id="id12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JOHN WRITES ABOUT SINFUL SOCIETY (2:15-17):<text:s text:c="1"/></text:span><text:span text:style-name="a752" text:class-names=""/></text:p>
          </draw:text-box>
          <svg:title/>
          <svg:desc/>
        </draw:frame>
        <draw:frame draw:id="id13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warning against these worldly systems (2:15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wickedness coming from these worldly systems (2:16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5" draw:style-name="a765" draw:master-page-name="Master1-Layout12-tx-Title-and-Text" presentation:presentation-page-layout-name="Master1-PPL12" draw:id="Slide-280">
        <draw:frame draw:id="id13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The wickedness coming from these worldly systems (2:16):<text:s text:c="1"/></text:span><text:span text:style-name="a767" text:class-names=""/></text:p>
          </draw:text-box>
          <svg:title/>
          <svg:desc/>
        </draw:frame>
        <draw:frame draw:id="id132" presentation:style-name="a782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lust of the flesh (2:16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lust of the eyes (2:16b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pride of life (2:16c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6" draw:style-name="a783" draw:master-page-name="Master1-Layout12-tx-Title-and-Text" presentation:presentation-page-layout-name="Master1-PPL12" draw:id="Slide-281">
        <draw:frame draw:id="id133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WRITES ABOUT SINFUL SOCIETY (2:15-17):<text:s text:c="1"/></text:span><text:span text:style-name="a785" text:class-names=""/></text:p>
          </draw:text-box>
          <svg:title/>
          <svg:desc/>
        </draw:frame>
        <draw:frame draw:id="id134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warning against these worldly systems (2: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wickedness coming from these worldly systems (2: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worthlessness of these worldly systems (2:17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7" draw:style-name="a801" draw:master-page-name="Master1-Layout12-tx-Title-and-Text" presentation:presentation-page-layout-name="Master1-PPL12" draw:id="Slide-282">
        <draw:frame draw:id="id13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1 JOHN 2<text:s text:c="1"/></text:span><text:span text:style-name="a803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JOHN WRITES ABOUT THE SAVIOR (2:1-2, 24-25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JOHN WRITES ABOUT SURETY (2:3-14, 28-2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JOHN WRITES ABOUT SINFUL SOCIETY (2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JOHN WRITES ABOUT THE SATANIC ONE (2:18-19, 22-23, 2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8" draw:style-name="a822" draw:master-page-name="Master1-Layout1-title-Title-Slide" presentation:presentation-page-layout-name="Master1-PPL1" draw:id="Slide-283">
        <draw:frame draw:id="id137" presentation:style-name="a826" draw:name="Title 1" svg:x="1.38in" svg:y="0.83in" svg:width="10.3in" svg:height="4.42in" presentation:class="title" presentation:placeholder="false">
          <draw:text-box>
            <text:p text:style-name="a825" text:class-names="" text:cond-style-name=""><text:span text:style-name="a823" text:class-names="">JOHN WRITES ABOUT THE SATANIC ONE (2:18-19, 22-23, 26)<text:s text:c="1"/></text:span><text:span text:style-name="a824" text:class-names=""/></text:p>
          </draw:text-box>
          <svg:title/>
          <svg:desc/>
        </draw:frame>
        <draw:frame draw:id="id138" presentation:style-name="a831" draw:name="Subtitle 2" svg:x="1.38in" svg:y="5.25in" svg:width="10.3in" svg:height="1.85in" presentation:class="subtitle" presentation:placeholder="false">
          <draw:text-box>
            <text:p text:style-name="a828" text:class-names="" text:cond-style-name=""><text:span text:style-name="a827" text:class-names=""><text:s text:c="1"/>The arrival of the Antichrist (2:18)<text:s text:c="1"/></text:span></text:p>
            <text:p text:style-name="a830" text:class-names="" text:cond-style-name=""><text:span text:style-name="a829" text:class-names=""/></text:p>
          </draw:text-box>
          <svg:title/>
          <svg:desc/>
        </draw:frame>
      </draw:page>
      <draw:page draw:name="Slide29" draw:style-name="a832" draw:master-page-name="Master1-Layout12-tx-Title-and-Text" presentation:presentation-page-layout-name="Master1-PPL12" draw:id="Slide-284">
        <draw:frame draw:id="id139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arrival of the Antichrist (2:18)<text:s text:c="1"/></text:span><text:span text:style-name="a834" text:class-names=""/></text:p>
          </draw:text-box>
          <svg:title/>
          <svg:desc/>
        </draw:frame>
        <draw:frame draw:id="id140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Many antichrists have come (2:18a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real Antichrist will come (2:18b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30" draw:style-name="a847" draw:master-page-name="Master1-Layout12-tx-Title-and-Text" presentation:presentation-page-layout-name="Master1-PPL12" draw:id="Slide-285">
        <draw:frame draw:id="id14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JOHN WRITES ABOUT THE SATANIC ONE (2:18-19, 22-23, 26)<text:s text:c="1"/></text:span><text:span text:style-name="a849" text:class-names=""/></text:p>
          </draw:text-box>
          <svg:title/>
          <svg:desc/>
        </draw:frame>
        <draw:frame draw:id="id142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arrival of the Antichrist (2:18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apostles of the Antichrist (2:19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apostasy of the Antichrist (2:22-23, 2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1" draw:style-name="a865" draw:master-page-name="Master1-Layout12-tx-Title-and-Text" presentation:presentation-page-layout-name="Master1-PPL12" draw:id="Slide-286">
        <draw:frame draw:id="id143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apostasy of the Antichrist (2:22-23, 26)<text:s text:c="1"/></text:span><text:span text:style-name="a867" text:class-names=""/></text:p>
          </draw:text-box>
          <svg:title/>
          <svg:desc/>
        </draw:frame>
        <draw:frame draw:id="id144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He will deny the true Christ (2:22-23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He will attempt to deceive true believers (2:26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2" draw:style-name="a880" draw:master-page-name="Master1-Layout12-tx-Title-and-Text" presentation:presentation-page-layout-name="Master1-PPL12" draw:id="Slide-287">
        <draw:frame draw:id="id14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JOHN WRITES ABOUT THE SATANIC ONE (2:18-19, 22-23, 26)<text:s text:c="1"/></text:span><text:span text:style-name="a882" text:class-names=""/></text:p>
          </draw:text-box>
          <svg:title/>
          <svg:desc/>
        </draw:frame>
        <draw:frame draw:id="id146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arrival of the Antichrist (2:1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apostles of the Antichrist (2:1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apostasy of the Antichrist (2:22-23, 26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3" draw:style-name="a898" draw:master-page-name="Master1-Layout12-tx-Title-and-Text" presentation:presentation-page-layout-name="Master1-PPL12" draw:id="Slide-288">
        <draw:frame draw:id="id14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JOHN 2<text:s text:c="1"/></text:span><text:span text:style-name="a900" text:class-names=""/></text:p>
          </draw:text-box>
          <svg:title/>
          <svg:desc/>
        </draw:frame>
        <draw:frame draw:id="id148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JOHN WRITES ABOUT THE SAVIOR (2:1-2, 24-2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JOHN WRITES ABOUT SURETY (2:3-14, 28-2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JOHN WRITES ABOUT SINFUL SOCIETY (2:15-1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JOHN WRITES ABOUT THE SATANIC ONE (2:18-19, 22-23, 26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JOHN WRITES ABOUT THE SPIRIT (2:20-21, 27)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4" draw:style-name="a922" draw:master-page-name="Master1-Layout12-tx-Title-and-Text" presentation:presentation-page-layout-name="Master1-PPL12" draw:id="Slide-289">
        <draw:frame draw:id="id149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OHN WRITES ABOUT THE SPIRIT (2:20-21, 27).<text:s text:c="1"/></text:span><text:span text:style-name="a924" text:class-names=""/></text:p>
          </draw:text-box>
          <svg:title/>
          <svg:desc/>
        </draw:frame>
        <draw:frame draw:id="id150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 teaches and anoints believers (2:27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 indwells believers (2:20-21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5" draw:style-name="a937" draw:master-page-name="Master1-Layout12-tx-Title-and-Text" presentation:presentation-page-layout-name="Master1-PPL12" draw:id="Slide-290">
        <draw:frame draw:id="id15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1 JOHN 2<text:s text:c="1"/></text:span><text:span text:style-name="a939" text:class-names=""/></text:p>
          </draw:text-box>
          <svg:title/>
          <svg:desc/>
        </draw:frame>
        <draw:frame draw:id="id152" presentation:style-name="a960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JOHN WRITES ABOUT THE SAVIOR (2:1-2, 24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JOHN WRITES ABOUT SURETY (2:3-14, 28-29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OHN WRITES ABOUT SINFUL SOCIETY (2:15-1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OHN WRITES ABOUT THE SATANIC ONE (2:18-19, 22-23, 2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JOHN WRITES ABOUT THE SPIRIT (2:20-21, 27).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6" draw:style-name="a961" draw:master-page-name="Master1-Layout1-title-Title-Slide" presentation:presentation-page-layout-name="Master1-PPL1" draw:id="Slide-291">
        <draw:frame draw:id="id153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1 JOHN 3<text:s text:c="1"/></text:span><text:span text:style-name="a963" text:class-names=""/></text:p>
          </draw:text-box>
          <svg:title/>
          <svg:desc/>
        </draw:frame>
        <draw:frame draw:id="id154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THE PART PLAYED BY THE TRINITY IN BRINGING ABOUT OUR SALVATION (3:1-5, 8, 24b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7" draw:style-name="a971" draw:master-page-name="Master1-Layout1-title-Title-Slide" presentation:presentation-page-layout-name="Master1-PPL1" draw:id="Slide-292">
        <draw:frame draw:id="id155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THE PART PLAYED BY THE TRINITY IN BRINGING ABOUT OUR SALVATION (3:1-5, 8, 24b)<text:s text:c="1"/></text:span><text:span text:style-name="a973" text:class-names=""/></text:p>
          </draw:text-box>
          <svg:title/>
          <svg:desc/>
        </draw:frame>
        <draw:frame draw:id="id156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role of the Father (3:1-3)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8" draw:style-name="a981" draw:master-page-name="Master1-Layout12-tx-Title-and-Text" presentation:presentation-page-layout-name="Master1-PPL12" draw:id="Slide-293">
        <draw:frame draw:id="id157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role of the Father (3:1-3)<text:s text:c="1"/></text:span><text:span text:style-name="a983" text:class-names=""/></text:p>
          </draw:text-box>
          <svg:title/>
          <svg:desc/>
        </draw:frame>
        <draw:frame draw:id="id158" presentation:style-name="a998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He bestows his love upon us (3:1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calls us his own children (3:1b-2a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will someday make us like Jesus (3:2b-3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9" draw:style-name="a999" draw:master-page-name="Master1-Layout12-tx-Title-and-Text" presentation:presentation-page-layout-name="Master1-PPL12" draw:id="Slide-294">
        <draw:frame draw:id="id159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THE PART PLAYED BY THE TRINITY IN BRINGING ABOUT OUR SALVATION (3:1-5, 8, 24b)<text:s text:c="1"/></text:span><text:span text:style-name="a1001" text:class-names=""/></text:p>
          </draw:text-box>
          <svg:title/>
          <svg:desc/>
        </draw:frame>
        <draw:frame draw:id="id160" presentation:style-name="a1013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role of the Father (3:1-3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role of the Son (3:4-5, 8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40" draw:style-name="a1014" draw:master-page-name="Master1-Layout12-tx-Title-and-Text" presentation:presentation-page-layout-name="Master1-PPL12" draw:id="Slide-295">
        <draw:frame draw:id="id161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The role of the Son (3:4-5, 8)<text:s text:c="1"/></text:span><text:span text:style-name="a1016" text:class-names=""/></text:p>
          </draw:text-box>
          <svg:title/>
          <svg:desc/>
        </draw:frame>
        <draw:frame draw:id="id162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He died for our sins (3:4-5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He destroyed the works of the Devil (3:8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41" draw:style-name="a1029" draw:master-page-name="Master1-Layout12-tx-Title-and-Text" presentation:presentation-page-layout-name="Master1-PPL12" draw:id="Slide-296">
        <draw:frame draw:id="id16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PART PLAYED BY THE TRINITY IN BRINGING ABOUT OUR SALVATION (3:1-5, 8, 24b)<text:s text:c="1"/></text:span><text:span text:style-name="a1031" text:class-names=""/></text:p>
          </draw:text-box>
          <svg:title/>
          <svg:desc/>
        </draw:frame>
        <draw:frame draw:id="id164" presentation:style-name="a1046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The role of the Father (3:1-3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role of the Son (3:4-5, 8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role of the Spirit (3:24b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2" draw:style-name="a1047" draw:master-page-name="Master1-Layout12-tx-Title-and-Text" presentation:presentation-page-layout-name="Master1-PPL12" draw:id="Slide-297">
        <draw:frame draw:id="id165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1 JOHN 3<text:s text:c="1"/></text:span><text:span text:style-name="a1049" text:class-names=""/></text:p>
          </draw:text-box>
          <svg:title/>
          <svg:desc/>
        </draw:frame>
        <draw:frame draw:id="id166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THE PART PLAYED BY THE TRINITY IN BRINGING ABOUT OUR SALVATION (3:1-5, 8, 24b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PART PLAYED BY THE BELIEVER IN WORKING OUT OUR SALVATION (3:6-7, 9-24a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3" draw:style-name="a1062" draw:master-page-name="Master1-Layout1-title-Title-Slide" presentation:presentation-page-layout-name="Master1-PPL1" draw:id="Slide-298">
        <draw:frame draw:id="id167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THE PART PLAYED BY THE BELIEVER IN WORKING OUT OUR SALVATION (3:6-7, 9-24a)<text:s text:c="1"/></text:span><text:span text:style-name="a1064" text:class-names=""/></text:p>
          </draw:text-box>
          <svg:title/>
          <svg:desc/>
        </draw:frame>
        <draw:frame draw:id="id168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<text:s text:c="1"/>The confirmation (3:6-7, 9-10)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44" draw:style-name="a1072" draw:master-page-name="Master1-Layout12-tx-Title-and-Text" presentation:presentation-page-layout-name="Master1-PPL12" draw:id="Slide-299">
        <draw:frame draw:id="id16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onfirmation (3:6-7, 9-10)<text:s text:c="1"/></text:span><text:span text:style-name="a1074" text:class-names=""/></text:p>
          </draw:text-box>
          <svg:title/>
          <svg:desc/>
        </draw:frame>
        <draw:frame draw:id="id17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Question (3:6a, 7, 9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Answer (3:6b, 8, 10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45" draw:style-name="a1087" draw:master-page-name="Master1-Layout12-tx-Title-and-Text" presentation:presentation-page-layout-name="Master1-PPL12" draw:id="Slide-300">
        <draw:frame draw:id="id17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THE PART PLAYED BY THE BELIEVER IN WORKING OUT OUR SALVATION (3:6-7, 9-24a)<text:s text:c="1"/></text:span><text:span text:style-name="a1089" text:class-names=""/></text:p>
          </draw:text-box>
          <svg:title/>
          <svg:desc/>
        </draw:frame>
        <draw:frame draw:id="id172" presentation:style-name="a1101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confirmation (3:6-7, 9-10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compassion (3:11-18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</draw:page>
      <draw:page draw:name="Slide46" draw:style-name="a1102" draw:master-page-name="Master1-Layout12-tx-Title-and-Text" presentation:presentation-page-layout-name="Master1-PPL12" draw:id="Slide-301">
        <draw:frame draw:id="id173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3" text:class-names=""><text:s text:c="1"/>The compassion (3:11-18)<text:s text:c="1"/></text:span><text:span text:style-name="a1104" text:class-names=""/></text:p>
          </draw:text-box>
          <svg:title/>
          <svg:desc/>
        </draw:frame>
        <draw:frame draw:id="id174" presentation:style-name="a1116" draw:name="Text Placeholder 2" svg:x="1.38in" svg:y="2in" svg:width="9.4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The exhortation to love (3:11-15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extent of our love (3:16-18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47" draw:style-name="a1117" draw:master-page-name="Master1-Layout12-tx-Title-and-Text" presentation:presentation-page-layout-name="Master1-PPL12" draw:id="Slide-302">
        <draw:frame draw:id="id17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THE PART PLAYED BY THE BELIEVER IN WORKING OUT OUR SALVATION (3:6-7, 9-24a)<text:s text:c="1"/></text:span><text:span text:style-name="a1119" text:class-names=""/></text:p>
          </draw:text-box>
          <svg:title/>
          <svg:desc/>
        </draw:frame>
        <draw:frame draw:id="id17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confirmation (3:6-7, 9-10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compassion (3:11-18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confidence (3:19-24a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48" draw:style-name="a1135" draw:master-page-name="Master1-Layout12-tx-Title-and-Text" presentation:presentation-page-layout-name="Master1-PPL12" draw:id="Slide-303">
        <draw:frame draw:id="id17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1 JOHN 3<text:s text:c="1"/></text:span><text:span text:style-name="a1137" text:class-names=""/></text:p>
          </draw:text-box>
          <svg:title/>
          <svg:desc/>
        </draw:frame>
        <draw:frame draw:id="id178" presentation:style-name="a1149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 PART PLAYED BY THE TRINITY IN BRINGING ABOUT OUR SALVATION (3:1-5, 8, 24b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HE PART PLAYED BY THE BELIEVER IN WORKING OUT OUR SALVATION (3:6-7, 9-24a)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49" draw:style-name="a1150" draw:master-page-name="Master1-Layout1-title-Title-Slide" presentation:presentation-page-layout-name="Master1-PPL1" draw:id="Slide-304">
        <draw:frame draw:id="id179" presentation:style-name="a1154" draw:name="Title 1" svg:x="1.38in" svg:y="0.83in" svg:width="10.3in" svg:height="4.42in" presentation:class="title" presentation:placeholder="false">
          <draw:text-box>
            <text:p text:style-name="a1153" text:class-names="" text:cond-style-name=""><text:span text:style-name="a1151" text:class-names="">1 JOHN 4<text:s text:c="1"/></text:span><text:span text:style-name="a1152" text:class-names=""/></text:p>
          </draw:text-box>
          <svg:title/>
          <svg:desc/>
        </draw:frame>
        <draw:frame draw:id="id180" presentation:style-name="a1159" draw:name="Subtitle 2" svg:x="1.38in" svg:y="5.25in" svg:width="10.3in" svg:height="1.85in" presentation:class="subtitle" presentation:placeholder="false">
          <draw:text-box>
            <text:p text:style-name="a1156" text:class-names="" text:cond-style-name=""><text:span text:style-name="a1155" text:class-names="">LOCATE THE SPIRITS (4:1-6):<text:s text:c="1"/></text:span></text:p>
            <text:p text:style-name="a1158" text:class-names="" text:cond-style-name=""><text:span text:style-name="a1157" text:class-names=""/></text:p>
          </draw:text-box>
          <svg:title/>
          <svg:desc/>
        </draw:frame>
      </draw:page>
      <draw:page draw:name="Slide50" draw:style-name="a1160" draw:master-page-name="Master1-Layout12-tx-Title-and-Text" presentation:presentation-page-layout-name="Master1-PPL12" draw:id="Slide-305">
        <draw:frame draw:id="id181" presentation:style-name="a1164" draw:name="Title 1" svg:x="1.38in" svg:y="0.4in" svg:width="10.6in" svg:height="1.44965in" presentation:class="title" presentation:placeholder="false">
          <draw:text-box>
            <text:p text:style-name="a1163" text:class-names="" text:cond-style-name=""><text:span text:style-name="a1161" text:class-names="">LOCATE THE SPIRITS (4:1-6):<text:s text:c="1"/></text:span><text:span text:style-name="a1162" text:class-names=""/></text:p>
          </draw:text-box>
          <svg:title/>
          <svg:desc/>
        </draw:frame>
        <draw:frame draw:id="id182" presentation:style-name="a1174" draw:name="Text Placeholder 2" svg:x="1.38in" svg:y="2in" svg:width="9.4in" svg:height="4.75868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<text:s text:c="1"/>The scriptural claim (4:1-2, 4, 6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The satanic claim (4:3, 5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</draw:page>
      <draw:page draw:name="Slide51" draw:style-name="a1175" draw:master-page-name="Master1-Layout12-tx-Title-and-Text" presentation:presentation-page-layout-name="Master1-PPL12" draw:id="Slide-306">
        <draw:frame draw:id="id183" presentation:style-name="a1179" draw:name="Title 1" svg:x="1.38in" svg:y="0.4in" svg:width="10.6in" svg:height="1.44965in" presentation:class="title" presentation:placeholder="false">
          <draw:text-box>
            <text:p text:style-name="a1178" text:class-names="" text:cond-style-name=""><text:span text:style-name="a1176" text:class-names="">1 JOHN 4<text:s text:c="1"/></text:span><text:span text:style-name="a1177" text:class-names=""/></text:p>
          </draw:text-box>
          <svg:title/>
          <svg:desc/>
        </draw:frame>
        <draw:frame draw:id="id184" presentation:style-name="a1189" draw:name="Text Placeholder 2" svg:x="1.38in" svg:y="2in" svg:width="9.4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LOCATE THE SPIRITS (4:1-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LOVE THE SAINTS (4:7-21).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52" draw:style-name="a1190" draw:master-page-name="Master1-Layout1-title-Title-Slide" presentation:presentation-page-layout-name="Master1-PPL1" draw:id="Slide-307">
        <draw:frame draw:id="id185" presentation:style-name="a1194" draw:name="Title 1" svg:x="1.38in" svg:y="0.83in" svg:width="10.3in" svg:height="4.42in" presentation:class="title" presentation:placeholder="false">
          <draw:text-box>
            <text:p text:style-name="a1193" text:class-names="" text:cond-style-name=""><text:span text:style-name="a1191" text:class-names="">LOVE THE SAINTS (4:7-21).<text:s text:c="1"/></text:span><text:span text:style-name="a1192" text:class-names=""/></text:p>
          </draw:text-box>
          <svg:title/>
          <svg:desc/>
        </draw:frame>
        <draw:frame draw:id="id186" presentation:style-name="a1199" draw:name="Subtitle 2" svg:x="1.38in" svg:y="5.25in" svg:width="10.3in" svg:height="1.85in" presentation:class="subtitle" presentation:placeholder="false">
          <draw:text-box>
            <text:p text:style-name="a1196" text:class-names="" text:cond-style-name=""><text:span text:style-name="a1195" text:class-names=""><text:s text:c="1"/>What love proves (4:7-11, 14, 19-21)<text:s text:c="1"/></text:span></text:p>
            <text:p text:style-name="a1198" text:class-names="" text:cond-style-name=""><text:span text:style-name="a1197" text:class-names=""/></text:p>
          </draw:text-box>
          <svg:title/>
          <svg:desc/>
        </draw:frame>
      </draw:page>
      <draw:page draw:name="Slide53" draw:style-name="a1200" draw:master-page-name="Master1-Layout12-tx-Title-and-Text" presentation:presentation-page-layout-name="Master1-PPL12" draw:id="Slide-308">
        <draw:frame draw:id="id187" presentation:style-name="a1204" draw:name="Title 1" svg:x="1.38in" svg:y="0.4in" svg:width="10.6in" svg:height="1.44965in" presentation:class="title" presentation:placeholder="false">
          <draw:text-box>
            <text:p text:style-name="a1203" text:class-names="" text:cond-style-name=""><text:span text:style-name="a1201" text:class-names=""><text:s text:c="1"/>What love proves (4:7-11, 14, 19-21)<text:s text:c="1"/></text:span><text:span text:style-name="a1202" text:class-names=""/></text:p>
          </draw:text-box>
          <svg:title/>
          <svg:desc/>
        </draw:frame>
        <draw:frame draw:id="id188" presentation:style-name="a1214" draw:name="Text Placeholder 2" svg:x="1.38in" svg:y="2in" svg:width="9.4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<text:s text:c="1"/>Our love for God is proven by our love for one another (4:7-8, 11, 19-21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God's love for us was proven by the sacrificial death of Christ (4:9-10, 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54" draw:style-name="a1215" draw:master-page-name="Master1-Layout12-tx-Title-and-Text" presentation:presentation-page-layout-name="Master1-PPL12" draw:id="Slide-309">
        <draw:frame draw:id="id189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LOVE THE SAINTS (4:7-21).<text:s text:c="1"/></text:span><text:span text:style-name="a1217" text:class-names=""/></text:p>
          </draw:text-box>
          <svg:title/>
          <svg:desc/>
        </draw:frame>
        <draw:frame draw:id="id190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What love proves (4:7-11, 14, 19-21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What love produces (4:12-13, 15-18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55" draw:style-name="a1230" draw:master-page-name="Master1-Layout12-tx-Title-and-Text" presentation:presentation-page-layout-name="Master1-PPL12" draw:id="Slide-310">
        <draw:frame draw:id="id191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What love produces (4:12-13, 15-18)<text:s text:c="1"/></text:span><text:span text:style-name="a1232" text:class-names=""/></text:p>
          </draw:text-box>
          <svg:title/>
          <svg:desc/>
        </draw:frame>
        <draw:frame draw:id="id192" presentation:style-name="a1250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God is joined to us (4:12, 15-16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We are joined to him (4:13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We are given confidence (4:17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We are protected from fear (4: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</draw:page>
      <draw:page draw:name="Slide56" draw:style-name="a1251" draw:master-page-name="Master1-Layout12-tx-Title-and-Text" presentation:presentation-page-layout-name="Master1-PPL12" draw:id="Slide-311">
        <draw:frame draw:id="id193" presentation:style-name="a1255" draw:name="Title 1" svg:x="1.38in" svg:y="0.4in" svg:width="10.6in" svg:height="1.44965in" presentation:class="title" presentation:placeholder="false">
          <draw:text-box>
            <text:p text:style-name="a1254" text:class-names="" text:cond-style-name=""><text:span text:style-name="a1252" text:class-names="">LOVE THE SAINTS (4:7-21).<text:s text:c="1"/></text:span><text:span text:style-name="a1253" text:class-names=""/></text:p>
          </draw:text-box>
          <svg:title/>
          <svg:desc/>
        </draw:frame>
        <draw:frame draw:id="id194" presentation:style-name="a1265" draw:name="Text Placeholder 2" svg:x="1.38in" svg:y="2in" svg:width="9.4in" svg:height="4.7586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<text:s text:c="1"/>What love proves (4:7-11, 14, 19-21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What love produces (4:12-13, 15-18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</draw:page>
      <draw:page draw:name="Slide57" draw:style-name="a1266" draw:master-page-name="Master1-Layout12-tx-Title-and-Text" presentation:presentation-page-layout-name="Master1-PPL12" draw:id="Slide-312">
        <draw:frame draw:id="id195" presentation:style-name="a1270" draw:name="Title 1" svg:x="1.38in" svg:y="0.4in" svg:width="10.6in" svg:height="1.44965in" presentation:class="title" presentation:placeholder="false">
          <draw:text-box>
            <text:p text:style-name="a1269" text:class-names="" text:cond-style-name=""><text:span text:style-name="a1267" text:class-names="">1 JOHN 4<text:s text:c="1"/></text:span><text:span text:style-name="a1268" text:class-names=""/></text:p>
          </draw:text-box>
          <svg:title/>
          <svg:desc/>
        </draw:frame>
        <draw:frame draw:id="id196" presentation:style-name="a1280" draw:name="Text Placeholder 2" svg:x="1.38in" svg:y="2in" svg:width="9.4in" svg:height="4.7586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LOCATE THE SPIRITS (4:1-6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LOVE THE SAINTS (4:7-21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</draw:page>
      <draw:page draw:name="Slide58" draw:style-name="a1281" draw:master-page-name="Master1-Layout1-title-Title-Slide" presentation:presentation-page-layout-name="Master1-PPL1" draw:id="Slide-313">
        <draw:frame draw:id="id197" presentation:style-name="a1285" draw:name="Title 1" svg:x="1.38in" svg:y="0.83in" svg:width="10.3in" svg:height="4.42in" presentation:class="title" presentation:placeholder="false">
          <draw:text-box>
            <text:p text:style-name="a1284" text:class-names="" text:cond-style-name=""><text:span text:style-name="a1282" text:class-names="">1 JOHN 5<text:s text:c="1"/></text:span><text:span text:style-name="a1283" text:class-names=""/></text:p>
          </draw:text-box>
          <svg:title/>
          <svg:desc/>
        </draw:frame>
        <draw:frame draw:id="id198" presentation:style-name="a1290" draw:name="Subtitle 2" svg:x="1.38in" svg:y="5.25in" svg:width="10.3in" svg:height="1.85in" presentation:class="subtitle" presentation:placeholder="false">
          <draw:text-box>
            <text:p text:style-name="a1287" text:class-names="" text:cond-style-name=""><text:span text:style-name="a1286" text:class-names="">THE TEST (5:1-5, 13-15, 18-21)<text:s text:c="1"/></text:span></text:p>
            <text:p text:style-name="a1289" text:class-names="" text:cond-style-name=""><text:span text:style-name="a1288" text:class-names=""/></text:p>
          </draw:text-box>
          <svg:title/>
          <svg:desc/>
        </draw:frame>
      </draw:page>
      <draw:page draw:name="Slide59" draw:style-name="a1291" draw:master-page-name="Master1-Layout12-tx-Title-and-Text" presentation:presentation-page-layout-name="Master1-PPL12" draw:id="Slide-314">
        <draw:frame draw:id="id199" presentation:style-name="a1295" draw:name="Title 1" svg:x="1.38in" svg:y="0.4in" svg:width="10.6in" svg:height="1.44965in" presentation:class="title" presentation:placeholder="false">
          <draw:text-box>
            <text:p text:style-name="a1294" text:class-names="" text:cond-style-name=""><text:span text:style-name="a1292" text:class-names="">THE TEST (5:1-5, 13-15, 18-21)<text:s text:c="1"/></text:span><text:span text:style-name="a1293" text:class-names=""/></text:p>
          </draw:text-box>
          <svg:title/>
          <svg:desc/>
        </draw:frame>
        <draw:frame draw:id="id200" presentation:style-name="a1305" draw:name="Text Placeholder 2" svg:x="1.38in" svg:y="2in" svg:width="9.4in" svg:height="4.7586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<text:s text:c="1"/>The Question (5:13):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The Answers (5:1-5, 14-15, 18-21)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60" draw:style-name="a1306" draw:master-page-name="Master1-Layout12-tx-Title-and-Text" presentation:presentation-page-layout-name="Master1-PPL12" draw:id="Slide-315">
        <draw:frame draw:id="id201" presentation:style-name="a1310" draw:name="Title 1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7" text:class-names=""><text:s text:c="1"/>The Answers (5:1-5, 14-15, 18-21)<text:s text:c="1"/></text:span><text:span text:style-name="a1308" text:class-names=""/></text:p>
          </draw:text-box>
          <svg:title/>
          <svg:desc/>
        </draw:frame>
        <draw:frame draw:id="id202" presentation:style-name="a1326" draw:name="Text Placeholder 2" svg:x="1.38in" svg:y="2in" svg:width="9.4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<text:s text:c="1"/>The saved person believes Jesus is the Christ (5:1, 5).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<text:s text:c="1"/>The saved person loves and obeys God (5:2-4).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saved person has his prayers answered (5:14-15).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The saved person does not live in continuous sin (5:18-21).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61" draw:style-name="a1327" draw:master-page-name="Master1-Layout12-tx-Title-and-Text" presentation:presentation-page-layout-name="Master1-PPL12" draw:id="Slide-316">
        <draw:frame draw:id="id203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THE TEST (5:1-5, 13-15, 18-21)<text:s text:c="1"/></text:span><text:span text:style-name="a1329" text:class-names=""/></text:p>
          </draw:text-box>
          <svg:title/>
          <svg:desc/>
        </draw:frame>
        <draw:frame draw:id="id204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The Question (5: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The Answers (5:1-5, 14-15, 18-21)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2" draw:style-name="a1342" draw:master-page-name="Master1-Layout12-tx-Title-and-Text" presentation:presentation-page-layout-name="Master1-PPL12" draw:id="Slide-317">
        <draw:frame draw:id="id205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1 JOHN 5<text:s text:c="1"/></text:span><text:span text:style-name="a1344" text:class-names=""/></text:p>
          </draw:text-box>
          <svg:title/>
          <svg:desc/>
        </draw:frame>
        <draw:frame draw:id="id206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HE TEST (5:1-5, 13-15, 18-21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TESTIMONIES (5:6-12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3" draw:style-name="a1357" draw:master-page-name="Master1-Layout1-title-Title-Slide" presentation:presentation-page-layout-name="Master1-PPL1" draw:id="Slide-318">
        <draw:frame draw:id="id207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TESTIMONIES (5:6-12)<text:s text:c="1"/></text:span><text:span text:style-name="a1359" text:class-names=""/></text:p>
          </draw:text-box>
          <svg:title/>
          <svg:desc/>
        </draw:frame>
        <draw:frame draw:id="id208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As given by the Father and Spirit (5:6-9, 11-12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64" draw:style-name="a1367" draw:master-page-name="Master1-Layout12-tx-Title-and-Text" presentation:presentation-page-layout-name="Master1-PPL12" draw:id="Slide-319">
        <draw:frame draw:id="id209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As given by the Father and Spirit (5:6-9, 11-12)<text:s text:c="1"/></text:span><text:span text:style-name="a1369" text:class-names=""/></text:p>
          </draw:text-box>
          <svg:title/>
          <svg:desc/>
        </draw:frame>
        <draw:frame draw:id="id210" presentation:style-name="a1381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Regarding the Son of God (5:6-9)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Regarding the saints of God (5:11-12):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65" draw:style-name="a1382" draw:master-page-name="Master1-Layout12-tx-Title-and-Text" presentation:presentation-page-layout-name="Master1-PPL12" draw:id="Slide-320">
        <draw:frame draw:id="id211" presentation:style-name="a1386" draw:name="Title 1" svg:x="1.38in" svg:y="0.4in" svg:width="10.6in" svg:height="1.44965in" presentation:class="title" presentation:placeholder="false">
          <draw:text-box>
            <text:p text:style-name="a1385" text:class-names="" text:cond-style-name=""><text:span text:style-name="a1383" text:class-names="">THE TESTIMONIES (5:6-12)<text:s text:c="1"/></text:span><text:span text:style-name="a1384" text:class-names=""/></text:p>
          </draw:text-box>
          <svg:title/>
          <svg:desc/>
        </draw:frame>
        <draw:frame draw:id="id212" presentation:style-name="a1396" draw:name="Text Placeholder 2" svg:x="1.38in" svg:y="2in" svg:width="9.4in" svg:height="4.7586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<text:s text:c="1"/>As given by the Father and Spirit (5:6-9, 11-12)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As given by all believers (5:10):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66" draw:style-name="a1397" draw:master-page-name="Master1-Layout12-tx-Title-and-Text" presentation:presentation-page-layout-name="Master1-PPL12" draw:id="Slide-321">
        <draw:frame draw:id="id213" presentation:style-name="a1401" draw:name="Title 1" svg:x="1.38in" svg:y="0.4in" svg:width="10.6in" svg:height="1.44965in" presentation:class="title" presentation:placeholder="false">
          <draw:text-box>
            <text:p text:style-name="a1400" text:class-names="" text:cond-style-name=""><text:span text:style-name="a1398" text:class-names="">1 JOHN 5<text:s text:c="1"/></text:span><text:span text:style-name="a1399" text:class-names=""/></text:p>
          </draw:text-box>
          <svg:title/>
          <svg:desc/>
        </draw:frame>
        <draw:frame draw:id="id214" presentation:style-name="a1414" draw:name="Text Placeholder 2" svg:x="1.38in" svg:y="2in" svg:width="9.4in" svg:height="4.7586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THE TEST (5:1-5, 13-15, 18-21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THE TESTIMONIES (5:6-12)<text:s text:c="1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THE TWO TRANSGRESSIONS (5:16-17):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draw:page>
      <draw:page draw:name="Slide67" draw:style-name="a1415" draw:master-page-name="Master1-Layout12-tx-Title-and-Text" presentation:presentation-page-layout-name="Master1-PPL12" draw:id="Slide-322">
        <draw:frame draw:id="id215" presentation:style-name="a1419" draw:name="Title 1" svg:x="1.38in" svg:y="0.4in" svg:width="10.6in" svg:height="1.44965in" presentation:class="title" presentation:placeholder="false">
          <draw:text-box>
            <text:p text:style-name="a1418" text:class-names="" text:cond-style-name=""><text:span text:style-name="a1416" text:class-names="">THE TWO TRANSGRESSIONS (5:16-17):<text:s text:c="1"/></text:span><text:span text:style-name="a1417" text:class-names=""/></text:p>
          </draw:text-box>
          <svg:title/>
          <svg:desc/>
        </draw:frame>
        <draw:frame draw:id="id216" presentation:style-name="a1429" draw:name="Text Placeholder 2" svg:x="1.38in" svg:y="2in" svg:width="9.4in" svg:height="4.75868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<text:s text:c="1"/>A transgression that does not lead to death (5:16a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s text:c="1"/>The transgression that does lead to death (5:16b-17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68" draw:style-name="a1430" draw:master-page-name="Master1-Layout12-tx-Title-and-Text" presentation:presentation-page-layout-name="Master1-PPL12" draw:id="Slide-323">
        <draw:frame draw:id="id217" presentation:style-name="a1434" draw:name="Title 1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1" text:class-names="">1 JOHN 5<text:s text:c="1"/></text:span><text:span text:style-name="a1432" text:class-names=""/></text:p>
          </draw:text-box>
          <svg:title/>
          <svg:desc/>
        </draw:frame>
        <draw:frame draw:id="id218" presentation:style-name="a1447" draw:name="Text Placeholder 2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THE TEST (5:1-5, 13-15, 18-21)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THE TESTIMONIES (5:6-12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THE TWO TRANSGRESSIONS (5:16-17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9" draw:style-name="a1448" draw:master-page-name="Master1-Layout1-title-Title-Slide" presentation:presentation-page-layout-name="Master1-PPL1" draw:id="Slide-324">
        <draw:frame draw:id="id219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1 John</text:span><text:span text:style-name="a1450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John</dc:title>
    <meta:initial-creator>David STRICKLAND</meta:initial-creator>
    <dc:creator>David STRICKLAND</dc:creator>
    <meta:creation-date>2020-02-22T19:23:30Z</meta:creation-date>
    <dc:date>2020-02-22T19:23:31Z</dc:date>
    <meta:template xlink:href="BibleStudy" xlink:type="simple"/>
    <meta:editing-cycles>1</meta:editing-cycles>
    <meta:editing-duration>PT1S</meta:editing-duration>
    <meta:document-statistic meta:paragraph-count="214" meta:word-count="1898"/>
  </office:meta>
</office:document-meta>
</file>